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3507in" table:align="left"/>
    </style:style>
    <style:style style:name="Table1.A" style:family="table-column">
      <style:table-column-properties style:column-width="0.8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7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7882in" table:align="left"/>
    </style:style>
    <style:style style:name="Table2.A" style:family="table-column">
      <style:table-column-properties style:column-width="1.2285in"/>
    </style:style>
    <style:style style:name="Table2.B" style:family="table-column">
      <style:table-column-properties style:column-width="1.4347in"/>
    </style:style>
    <style:style style:name="Table2.C" style:family="table-column">
      <style:table-column-properties style:column-width="1.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C3" style:family="table-cell">
      <style:table-cell-properties fo:padding="0.0382in" fo:border-left="none" fo:border-right="0.5pt solid #000000" fo:border-top="0.5pt solid #000000" fo:border-bottom="0.5pt solid #000000"/>
    </style:style>
    <style:style style:name="Table3" style:family="table">
      <style:table-properties style:width="4.6875in" table:align="left"/>
    </style:style>
    <style:style style:name="Table3.A" style:family="table-column">
      <style:table-column-properties style:column-width="1.4347in"/>
    </style:style>
    <style:style style:name="Table3.B" style:family="table-column">
      <style:table-column-properties style:column-width="1.626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1pt" officeooo:rsid="0013addd" officeooo:paragraph-rsid="0013addd" style:font-size-asian="11pt" style:font-size-complex="11pt"/>
    </style:style>
    <style:style style:name="P2" style:family="paragraph" style:parent-style-name="Standard">
      <style:text-properties fo:font-size="11pt" officeooo:rsid="0013addd" officeooo:paragraph-rsid="00274014" style:font-size-asian="11pt" style:font-size-complex="11pt"/>
    </style:style>
    <style:style style:name="P3" style:family="paragraph" style:parent-style-name="Standard">
      <style:text-properties fo:font-size="11pt" officeooo:rsid="00140826" officeooo:paragraph-rsid="00140826" style:font-size-asian="11pt" style:font-size-complex="11pt"/>
    </style:style>
    <style:style style:name="P4" style:family="paragraph" style:parent-style-name="Standard">
      <style:text-properties fo:font-size="11pt" officeooo:rsid="00158dad" officeooo:paragraph-rsid="00158dad" style:font-size-asian="11pt" style:font-size-complex="11pt"/>
    </style:style>
    <style:style style:name="P5" style:family="paragraph" style:parent-style-name="Standard">
      <style:text-properties fo:font-size="11pt" officeooo:rsid="00158dad" officeooo:paragraph-rsid="00164b92" style:font-size-asian="11pt" style:font-size-complex="11pt"/>
    </style:style>
    <style:style style:name="P6" style:family="paragraph" style:parent-style-name="Standard">
      <style:text-properties fo:font-size="11pt" officeooo:rsid="00164b92" officeooo:paragraph-rsid="00164b92" style:font-size-asian="11pt" style:font-size-complex="11pt"/>
    </style:style>
    <style:style style:name="P7" style:family="paragraph" style:parent-style-name="Standard">
      <style:text-properties fo:font-size="11pt" officeooo:rsid="0018b9d9" officeooo:paragraph-rsid="0018b9d9" style:font-size-asian="11pt" style:font-size-complex="11pt"/>
    </style:style>
    <style:style style:name="P8" style:family="paragraph" style:parent-style-name="Standard">
      <style:text-properties fo:font-size="11pt" officeooo:rsid="001a3f3e" officeooo:paragraph-rsid="001a3f3e" style:font-size-asian="11pt" style:font-size-complex="11pt"/>
    </style:style>
    <style:style style:name="P9" style:family="paragraph" style:parent-style-name="Standard">
      <style:text-properties fo:font-size="11pt" officeooo:rsid="001b2224" officeooo:paragraph-rsid="001b2224" style:font-size-asian="11pt" style:font-size-complex="11pt"/>
    </style:style>
    <style:style style:name="P10" style:family="paragraph" style:parent-style-name="Table_20_Contents">
      <style:text-properties fo:font-size="11pt" officeooo:rsid="001b2224" officeooo:paragraph-rsid="001b2224" style:font-size-asian="11pt" style:font-size-complex="11pt"/>
    </style:style>
    <style:style style:name="P11" style:family="paragraph" style:parent-style-name="Standard">
      <style:text-properties fo:font-size="11pt" officeooo:rsid="001ce1a2" officeooo:paragraph-rsid="001ce1a2" style:font-size-asian="11pt" style:font-size-complex="11pt"/>
    </style:style>
    <style:style style:name="P12" style:family="paragraph" style:parent-style-name="Table_20_Contents">
      <style:text-properties fo:font-size="11pt" officeooo:rsid="001ce1a2" officeooo:paragraph-rsid="001ce1a2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1ce1a2" officeooo:paragraph-rsid="001ce1a2" style:font-size-asian="11pt" style:font-size-complex="11pt"/>
    </style:style>
    <style:style style:name="P14" style:family="paragraph" style:parent-style-name="Standard">
      <style:text-properties fo:font-size="11pt" officeooo:rsid="002073ce" officeooo:paragraph-rsid="002073ce" style:font-size-asian="11pt" style:font-size-complex="11pt"/>
    </style:style>
    <style:style style:name="P15" style:family="paragraph" style:parent-style-name="Standard">
      <style:text-properties fo:font-size="11pt" officeooo:rsid="002276ab" officeooo:paragraph-rsid="002276ab" style:font-size-asian="11pt" style:font-size-complex="11pt"/>
    </style:style>
    <style:style style:name="P16" style:family="paragraph" style:parent-style-name="Standard">
      <style:text-properties fo:font-size="11pt" officeooo:rsid="00230592" officeooo:paragraph-rsid="00230592" style:font-size-asian="11pt" style:font-size-complex="11pt"/>
    </style:style>
    <style:style style:name="P17" style:family="paragraph" style:parent-style-name="Standard">
      <style:text-properties fo:font-size="11pt" officeooo:rsid="002415f6" officeooo:paragraph-rsid="002415f6" style:font-size-asian="11pt" style:font-size-complex="11pt"/>
    </style:style>
    <style:style style:name="P18" style:family="paragraph" style:parent-style-name="Standard">
      <style:text-properties fo:font-size="11pt" officeooo:rsid="00249cbf" officeooo:paragraph-rsid="00249cbf" style:font-size-asian="11pt" style:font-size-complex="11pt"/>
    </style:style>
    <style:style style:name="P19" style:family="paragraph" style:parent-style-name="Standard">
      <style:text-properties fo:font-size="11pt" officeooo:rsid="00249cbf" officeooo:paragraph-rsid="002535b7" style:font-size-asian="11pt" style:font-size-complex="11pt"/>
    </style:style>
    <style:style style:name="P20" style:family="paragraph" style:parent-style-name="Standard">
      <style:text-properties fo:font-size="11pt" officeooo:rsid="002535b7" officeooo:paragraph-rsid="002535b7" style:font-size-asian="11pt" style:font-size-complex="11pt"/>
    </style:style>
    <style:style style:name="P21" style:family="paragraph" style:parent-style-name="Standard">
      <style:text-properties fo:font-size="11pt" officeooo:rsid="00255a2c" officeooo:paragraph-rsid="00255a2c" style:font-size-asian="11pt" style:font-size-complex="11pt"/>
    </style:style>
    <style:style style:name="P22" style:family="paragraph" style:parent-style-name="Standard">
      <style:text-properties fo:font-size="11pt" officeooo:rsid="00274014" officeooo:paragraph-rsid="00274014" style:font-size-asian="11pt" style:font-size-complex="11pt"/>
    </style:style>
    <style:style style:name="P23" style:family="paragraph" style:parent-style-name="Standard">
      <style:text-properties fo:font-size="11pt" officeooo:rsid="00278ca2" officeooo:paragraph-rsid="00278ca2" style:font-size-asian="11pt" style:font-size-complex="11pt"/>
    </style:style>
    <style:style style:name="P24" style:family="paragraph" style:parent-style-name="Standard">
      <style:text-properties fo:font-size="11pt" officeooo:rsid="0028c61d" officeooo:paragraph-rsid="0028c61d" style:font-size-asian="11pt" style:font-size-complex="11pt"/>
    </style:style>
    <style:style style:name="P25" style:family="paragraph" style:parent-style-name="Standard">
      <style:text-properties fo:font-size="11pt" officeooo:rsid="0028eb22" officeooo:paragraph-rsid="0028eb22" style:font-size-asian="11pt" style:font-size-complex="11pt"/>
    </style:style>
    <style:style style:name="P26" style:family="paragraph" style:parent-style-name="Standard">
      <style:text-properties fo:font-size="11pt" officeooo:rsid="0028eb22" officeooo:paragraph-rsid="0028f305" style:font-size-asian="11pt" style:font-size-complex="11pt"/>
    </style:style>
    <style:style style:name="P27" style:family="paragraph" style:parent-style-name="Standard">
      <style:text-properties fo:font-size="11pt" officeooo:rsid="0028eb22" officeooo:paragraph-rsid="002b19ad" style:font-size-asian="11pt" style:font-size-complex="11pt"/>
    </style:style>
    <style:style style:name="P28" style:family="paragraph" style:parent-style-name="Standard">
      <style:text-properties fo:font-size="11pt" officeooo:rsid="002e81b8" officeooo:paragraph-rsid="002e81b8" style:font-size-asian="11pt" style:font-size-complex="11pt"/>
    </style:style>
    <style:style style:name="P29" style:family="paragraph" style:parent-style-name="Standard">
      <style:text-properties fo:font-size="11pt" officeooo:rsid="002f3b8b" officeooo:paragraph-rsid="002f3b8b" style:font-size-asian="11pt" style:font-size-complex="11pt"/>
    </style:style>
    <style:style style:name="P30" style:family="paragraph" style:parent-style-name="Standard">
      <style:text-properties fo:font-size="11pt" officeooo:rsid="0030e19c" officeooo:paragraph-rsid="0030e19c" style:font-size-asian="11pt" style:font-size-complex="11pt"/>
    </style:style>
    <style:style style:name="P31" style:family="paragraph" style:parent-style-name="Standard">
      <style:text-properties fo:font-size="11pt" officeooo:rsid="00313205" officeooo:paragraph-rsid="00313205" style:font-size-asian="11pt" style:font-size-complex="11pt"/>
    </style:style>
    <style:style style:name="P32" style:family="paragraph" style:parent-style-name="Standard">
      <style:text-properties fo:font-size="11pt" officeooo:rsid="003270e5" officeooo:paragraph-rsid="003270e5" style:font-size-asian="11pt" style:font-size-complex="11pt"/>
    </style:style>
    <style:style style:name="P33" style:family="paragraph" style:parent-style-name="Standard">
      <style:text-properties fo:font-size="11pt" officeooo:rsid="003416b3" officeooo:paragraph-rsid="003416b3" style:font-size-asian="11pt" style:font-size-complex="11pt"/>
    </style:style>
    <style:style style:name="P34" style:family="paragraph" style:parent-style-name="Standard">
      <style:text-properties fo:font-size="11pt" officeooo:rsid="00343414" officeooo:paragraph-rsid="00343414" style:font-size-asian="11pt" style:font-size-complex="11pt"/>
    </style:style>
    <style:style style:name="P35" style:family="paragraph" style:parent-style-name="Table_20_Contents">
      <style:text-properties fo:font-size="11pt" officeooo:rsid="00343414" officeooo:paragraph-rsid="00343414" style:font-size-asian="11pt" style:font-size-complex="11pt"/>
    </style:style>
    <style:style style:name="P36" style:family="paragraph" style:parent-style-name="Standard">
      <style:text-properties fo:font-size="11pt" officeooo:rsid="00380b49" officeooo:paragraph-rsid="00380b49" style:font-size-asian="11pt" style:font-size-complex="11pt"/>
    </style:style>
    <style:style style:name="P37" style:family="paragraph" style:parent-style-name="Standard">
      <style:text-properties fo:font-size="11pt" officeooo:rsid="00387df8" officeooo:paragraph-rsid="00387df8" style:font-size-asian="11pt" style:font-size-complex="11pt"/>
    </style:style>
    <style:style style:name="P38" style:family="paragraph" style:parent-style-name="Standard">
      <style:text-properties fo:font-size="11pt" fo:font-weight="bold" officeooo:rsid="00380b49" officeooo:paragraph-rsid="00380b49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3270e5" officeooo:paragraph-rsid="003270e5" style:font-size-asian="11pt" style:font-weight-asian="bold" style:font-size-complex="11pt" style:font-weight-complex="bold"/>
    </style:style>
    <style:style style:name="P40" style:family="paragraph" style:parent-style-name="Standard">
      <style:text-properties fo:font-size="11pt" fo:font-weight="bold" officeooo:rsid="002f3b8b" officeooo:paragraph-rsid="002f3b8b" style:font-size-asian="11pt" style:font-weight-asian="bold" style:font-size-complex="11pt" style:font-weight-complex="bold"/>
    </style:style>
    <style:style style:name="P41" style:family="paragraph" style:parent-style-name="Standard">
      <style:text-properties fo:font-size="11pt" fo:font-weight="bold" officeooo:rsid="0028c61d" officeooo:paragraph-rsid="0028c61d" style:font-size-asian="11pt" style:font-weight-asian="bold" style:font-size-complex="11pt" style:font-weight-complex="bold"/>
    </style:style>
    <style:style style:name="P42" style:family="paragraph" style:parent-style-name="Standard">
      <style:text-properties fo:font-size="11pt" fo:font-weight="bold" officeooo:rsid="00249cbf" officeooo:paragraph-rsid="00249cbf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255a2c" officeooo:paragraph-rsid="00255a2c" style:font-size-asian="11pt" style:font-weight-asian="bold" style:font-size-complex="11pt" style:font-weight-complex="bold"/>
    </style:style>
    <style:style style:name="P44" style:family="paragraph" style:parent-style-name="Standard">
      <style:text-properties fo:font-size="11pt" fo:font-weight="bold" officeooo:rsid="002073ce" officeooo:paragraph-rsid="002073ce" style:font-size-asian="11pt" style:font-weight-asian="bold" style:font-size-complex="11pt" style:font-weight-complex="bold"/>
    </style:style>
    <style:style style:name="P45" style:family="paragraph" style:parent-style-name="Standard">
      <style:text-properties fo:font-size="11pt" fo:font-weight="bold" officeooo:rsid="001b2224" officeooo:paragraph-rsid="001b2224" style:font-size-asian="11pt" style:font-weight-asian="bold" style:font-size-complex="11pt" style:font-weight-complex="bold"/>
    </style:style>
    <style:style style:name="P46" style:family="paragraph" style:parent-style-name="Standard">
      <style:text-properties fo:font-size="11pt" fo:font-weight="bold" officeooo:rsid="0017e33b" officeooo:paragraph-rsid="0017e33b" style:font-size-asian="11pt" style:font-weight-asian="bold" style:font-size-complex="11pt" style:font-weight-complex="bold"/>
    </style:style>
    <style:style style:name="P47" style:family="paragraph" style:parent-style-name="Standard">
      <style:text-properties fo:font-size="11pt" fo:font-weight="bold" officeooo:rsid="00140826" officeooo:paragraph-rsid="00140826" style:font-size-asian="11pt" style:font-weight-asian="bold" style:font-size-complex="11pt" style:font-weight-complex="bold"/>
    </style:style>
    <style:style style:name="P48" style:family="paragraph" style:parent-style-name="Standard">
      <style:text-properties fo:font-size="11pt" fo:font-weight="bold" officeooo:rsid="0013addd" officeooo:paragraph-rsid="0013addd" style:font-size-asian="11pt" style:font-weight-asian="bold" style:font-size-complex="11pt" style:font-weight-complex="bold"/>
    </style:style>
    <style:style style:name="P49" style:family="paragraph" style:parent-style-name="Standard">
      <style:text-properties officeooo:paragraph-rsid="0028eb22"/>
    </style:style>
    <style:style style:name="P50" style:family="paragraph" style:parent-style-name="Standard">
      <style:text-properties fo:font-size="11pt" officeooo:rsid="00343414" officeooo:paragraph-rsid="003416b3" style:font-size-asian="11pt" style:font-size-complex="11pt"/>
    </style:style>
    <style:style style:name="T1" style:family="text">
      <style:text-properties officeooo:rsid="00164b92"/>
    </style:style>
    <style:style style:name="T2" style:family="text">
      <style:text-properties officeooo:rsid="0017e33b"/>
    </style:style>
    <style:style style:name="T3" style:family="text">
      <style:text-properties officeooo:rsid="001f9a00"/>
    </style:style>
    <style:style style:name="T4" style:family="text">
      <style:text-properties officeooo:rsid="0020fd12"/>
    </style:style>
    <style:style style:name="T5" style:family="text">
      <style:text-properties officeooo:rsid="00230592"/>
    </style:style>
    <style:style style:name="T6" style:family="text">
      <style:text-properties officeooo:rsid="002415f6"/>
    </style:style>
    <style:style style:name="T7" style:family="text">
      <style:text-properties officeooo:rsid="002535b7"/>
    </style:style>
    <style:style style:name="T8" style:family="text">
      <style:text-properties officeooo:rsid="0025ba79"/>
    </style:style>
    <style:style style:name="T9" style:family="text">
      <style:text-properties officeooo:rsid="00274014"/>
    </style:style>
    <style:style style:name="T10" style:family="text">
      <style:text-properties fo:font-size="11pt" officeooo:rsid="0028eb22" style:font-size-asian="11pt" style:font-size-complex="11pt"/>
    </style:style>
    <style:style style:name="T11" style:family="text">
      <style:text-properties officeooo:rsid="0028eb22"/>
    </style:style>
    <style:style style:name="T12" style:family="text">
      <style:text-properties officeooo:rsid="0028f305"/>
    </style:style>
    <style:style style:name="T13" style:family="text">
      <style:text-properties officeooo:rsid="002ad1de"/>
    </style:style>
    <style:style style:name="T14" style:family="text">
      <style:text-properties officeooo:rsid="002b19ad"/>
    </style:style>
    <style:style style:name="T15" style:family="text">
      <style:text-properties officeooo:rsid="002cbb63"/>
    </style:style>
    <style:style style:name="T16" style:family="text">
      <style:text-properties officeooo:rsid="002e7a76"/>
    </style:style>
    <style:style style:name="T17" style:family="text">
      <style:text-properties officeooo:rsid="002f3b8b"/>
    </style:style>
    <style:style style:name="T18" style:family="text">
      <style:text-properties officeooo:rsid="0030e19c"/>
    </style:style>
    <style:style style:name="T19" style:family="text">
      <style:text-properties officeooo:rsid="00313205"/>
    </style:style>
    <style:style style:name="T20" style:family="text">
      <style:text-properties officeooo:rsid="00387df8"/>
    </style:style>
    <style:style style:name="T21" style:family="text">
      <style:text-properties officeooo:rsid="003a3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EMA 1 La empresa como realidad socioeconomica</text:p>
      <text:p text:style-name="P1"/>
      <text:p text:style-name="P1">Economía: administración de bienes para satisfacer a la sociedad</text:p>
      <text:p text:style-name="P1">Teoría económica: análisis de lo que debe ser</text:p>
      <text:p text:style-name="P1">Política económica: análisis de lo que puede ser</text:p>
      <text:p text:style-name="P1">Sistema económico: manera de resolver problemas (capitalismo, comunismo)</text:p>
      <text:p text:style-name="P1"><text:tab/>Que producir<text:tab/>Demanda<text:tab/>Mercado</text:p>
      <text:p text:style-name="P1"><text:tab/>Cuanto<text:tab/><text:tab/>Rentabilidad<text:tab/>Rent<text:span text:style-name="T2">abilidad</text:span> Empresarial</text:p>
      <text:p text:style-name="P1"><text:tab/>Como<text:tab/><text:tab/>Tecnología <text:tab/>Desarrollo Tech</text:p>
      <text:p text:style-name="P1"><text:tab/>Para quien<text:tab/>Distribución<text:tab/>Generación de riqueza</text:p>
      <text:p text:style-name="P1"/>
      <text:p text:style-name="P1">Historia</text:p>
      <text:p text:style-name="P1"><text:tab/>Feudalismo<text:tab/><text:tab/><text:tab/><text:tab/>Empresa primitiva<text:tab/>artesanal familiar</text:p>
      <text:p text:style-name="P1"><text:tab/>Mercantilismo<text:tab/><text:tab/><text:tab/><text:tab/><text:span text:style-name="T8">Empresa comercial</text:span></text:p>
      <text:p text:style-name="P1"><text:tab/>Capitalismo industrial<text:tab/><text:tab/><text:tab/><text:span text:style-name="T8">Empresa</text:span> industrial</text:p>
      <text:p text:style-name="P1"><text:tab/>Capitalismo financiero/internacional<text:tab/><text:span text:style-name="T8">Empresa como organización</text:span></text:p>
      <text:p text:style-name="P1"><text:tab/>Nueva economía<text:tab/><text:tab/><text:tab/><text:span text:style-name="T8">Empresa virtual</text:span></text:p>
      <text:p text:style-name="P1"/>
      <text:p text:style-name="P1"><text:tab/>Era agrícola<text:tab/><text:tab/>Tierra y trabajo</text:p>
      <text:p text:style-name="P1"><text:tab/>Era industrial<text:tab/><text:tab/>Tierra y capital</text:p>
      <text:p text:style-name="P1"><text:tab/>Era del conocimiento<text:tab/>Conocimiento</text:p>
      <text:p text:style-name="P1"/>
      <text:p text:style-name="P1">Funciones de empresa agente económico</text:p>
      <text:p text:style-name="P1"><text:tab/><text:span text:style-name="T9">Organizar y dirigir proceso de producción</text:span><text:tab/><text:tab/>Proceso productivo</text:p>
      <text:p text:style-name="P2"><text:tab/><text:span text:style-name="T9">Anticipar producto nacional</text:span></text:p>
      <text:p text:style-name="P2"><text:tab/><text:span text:style-name="T9">Reducir costes del mercados</text:span></text:p>
      <text:p text:style-name="P2"><text:tab/><text:span text:style-name="T9">Asumir riesgos</text:span></text:p>
      <text:p text:style-name="P2"><text:tab/><text:span text:style-name="T9">Desarrollo del sistema económico produciendo riqueza y empleo</text:span><text:tab/></text:p>
      <text:p text:style-name="P1"/>
      <text:p text:style-name="P1">TIPOLOGÍAS DE EMPRESAS</text:p>
      <text:p text:style-name="P1">- Actividad/Sector</text:p>
      <text:p text:style-name="P1"><text:tab/>Primario, secundario, terciario</text:p>
      <text:p text:style-name="P1">- Tamaño</text:p>
      <text:p text:style-name="P1"><text:tab/>N de empleados: Micro – 10 – Pequeña – 50 – Mediana – 250 – Grande</text:p>
      <text:p text:style-name="P1">- Titularidad del capital</text:p>
      <text:p text:style-name="P1"><text:tab/>Privada, publica, mixta</text:p>
      <text:p text:style-name="P1">- Forma jurídica</text:p>
      <text:p text:style-name="P1"><text:tab/>Individual, 1 solo socio, sin mínimo de capital, responsabilidad ilimitada, fiscalidad IRPF</text:p>
      <text:p text:style-name="P1"><text:tab/>Comunidades de bienes, &gt;2, sin mínimo, ilimitada, IRPF</text:p>
      <text:p text:style-name="P1"><text:tab/>Sociedades</text:p>
      <text:p text:style-name="P1"><text:tab/><text:tab/>Personalistas</text:p>
      <text:p text:style-name="P1"><text:tab/><text:tab/>Capitalistas: responsabilidad limitada</text:p>
      <text:p text:style-name="P1"><text:tab/><text:tab/><text:tab/>Limitada SL, &gt;1, 3000€, limitada, imp de Sociedades</text:p>
      <text:p text:style-name="P1"><text:tab/><text:tab/><text:tab/>Anónima SA, &gt;1, 60000€, limitada, imp de Sociedades</text:p>
      <text:p text:style-name="P1"/>
      <text:p text:style-name="P1"/>
      <text:p text:style-name="P47">TEMA 2 Administración de empresas</text:p>
      <text:p text:style-name="P3">Actividades → objetivos</text:p>
      <text:p text:style-name="P3">Coordinación de hombres y materiales en actividades para lograr objetivos</text:p>
      <text:p text:style-name="P3"/>
      <text:p text:style-name="P4">Eficacia: logro de objetivos, resultados</text:p>
      <text:p text:style-name="P4">Eficiencia: relación entre esfuerzo y resultado, medios empleados</text:p>
      <text:p text:style-name="P4"/>
      <text:p text:style-name="P4">Proceso Científico</text:p>
      <text:p text:style-name="P4"/>
      <text:p text:style-name="P4"/>
      <text:p text:style-name="P4"/>
      <text:p text:style-name="P4"><text:soft-page-break/></text:p>
      <text:p text:style-name="P4">TEORÍAS</text:p>
      <text:p text:style-name="P4"><text:tab/>Enfoques Parciales</text:p>
      <text:p text:style-name="P4"><text:tab/><text:tab/>Clásicas</text:p>
      <text:p text:style-name="P4"><text:tab/><text:tab/><text:tab/>Ad. Científica Taylor, <text:span text:style-name="T1">mejorar productividad mediante ciencia</text:span></text:p>
      <text:p text:style-name="P4"><text:tab/><text:tab/><text:tab/>Ad. General Fayol, <text:span text:style-name="T1">división de trabajo en actividades</text:span></text:p>
      <text:p text:style-name="P4"><text:tab/><text:tab/>Comportamentales</text:p>
      <text:p text:style-name="P4"><text:tab/><text:tab/><text:tab/>Relaciones Humanas <text:span text:style-name="T1">Mayo, atención a las necesidades humanas</text:span></text:p>
      <text:p text:style-name="P4"><text:tab/>Enfoques Integradores</text:p>
      <text:p text:style-name="P4"><text:tab/><text:tab/>Burocracia <text:span text:style-name="T1">Weber, formalizar interacciones mediante papeleo racional</text:span></text:p>
      <text:p text:style-name="P4"><text:tab/><text:tab/>Sistemas, <text:span text:style-name="T1">subsistemas </text:span></text:p>
      <text:p text:style-name="P5"><text:tab/><text:tab/>Contingencias, <text:span text:style-name="T1">relaciones de elementos de un sistema para crear un valor</text:span></text:p>
      <text:p text:style-name="P5"><text:tab/><text:tab/><text:tab/><text:span text:style-name="T1">si x entonces y solo si z</text:span></text:p>
      <text:p text:style-name="P5"/>
      <text:p text:style-name="P6">ROLES</text:p>
      <text:p text:style-name="P6"><text:tab/>Interpersonales</text:p>
      <text:p text:style-name="P6"><text:tab/><text:tab/>Líder</text:p>
      <text:p text:style-name="P6"><text:tab/><text:tab/>Cabeza visible</text:p>
      <text:p text:style-name="P6"><text:tab/><text:tab/>Enlace</text:p>
      <text:p text:style-name="P6"><text:tab/>Informativos</text:p>
      <text:p text:style-name="P6"><text:tab/><text:tab/>Monitor</text:p>
      <text:p text:style-name="P6"><text:tab/><text:tab/>Difusor</text:p>
      <text:p text:style-name="P6"><text:tab/><text:tab/>Portavoz</text:p>
      <text:p text:style-name="P6"><text:tab/>Decisionales</text:p>
      <text:p text:style-name="P4"><text:tab/><text:tab/><text:span text:style-name="T1">Empresario</text:span></text:p>
      <text:p text:style-name="P4"><text:tab/><text:tab/><text:span text:style-name="T1">Gestor de anomalías</text:span></text:p>
      <text:p text:style-name="P4"><text:tab/><text:tab/><text:span text:style-name="T1">Asignador de recursos</text:span></text:p>
      <text:p text:style-name="P4"><text:tab/><text:tab/><text:span text:style-name="T1">Negociador</text:span></text:p>
      <text:p text:style-name="P4"/>
      <text:p text:style-name="P4"/>
      <text:p text:style-name="P46">TEMA 3 Entorno</text:p>
      <text:p text:style-name="P7">Análisis de entorno</text:p>
      <text:p text:style-name="P7"><text:tab/>General</text:p>
      <text:p text:style-name="P7"><text:tab/><text:tab/>PEST</text:p>
      <text:p text:style-name="P7"><text:tab/>Especifico</text:p>
      <text:p text:style-name="P7"><text:tab/><text:tab/>modelo 5 fuerzas</text:p>
      <text:p text:style-name="P7"/>
      <text:p text:style-name="P7">PEST Condiciones</text:p>
      <text:p text:style-name="P7"><text:tab/>Políticas</text:p>
      <text:p text:style-name="P7"><text:tab/>Económicas</text:p>
      <text:p text:style-name="P7"><text:tab/>Socioculturales</text:p>
      <text:p text:style-name="P7"><text:tab/>Tecnológicas</text:p>
      <text:p text:style-name="P7"/>
      <text:p text:style-name="P7">Modelo 5 fuerzas Porter</text:p>
      <text:p text:style-name="P7"><text:tab/>Competidores<text:tab/>Rivalidad mayor cuando muchos competidores, costes fijos, estandarizados, crecimiento lento</text:p>
      <text:p text:style-name="P7"><text:tab/><text:tab/>Actuales<text:tab/></text:p>
      <text:p text:style-name="P7"><text:tab/><text:tab/>Nuevos<text:tab/><text:tab/>Barreras de entrada, reacción</text:p>
      <text:p text:style-name="P7"><text:tab/><text:tab/>Sustitutivos<text:tab/>Otro sector, que substituye este</text:p>
      <text:p text:style-name="P7"><text:tab/>Clientes<text:tab/><text:tab/>Poder negociador: pocos clientes o importantes, estandarización, gran coste</text:p>
      <text:p text:style-name="P7"><text:tab/>Proveedores<text:tab/><text:tab/>Poder negociador: pocos proveedores, sector no es cliente importante, proveedores diferenciados, amenaza integración hacia delante</text:p>
      <text:p text:style-name="P7"/>
      <text:p text:style-name="P7"/>
      <text:p text:style-name="P7"/>
      <text:p text:style-name="P7"/>
      <text:p text:style-name="P7"/>
      <text:p text:style-name="P7"><text:soft-page-break/>RSC Responsabilidad Social Corporativa</text:p>
      <text:p text:style-name="P7"><text:tab/>E1 Propietarios y dirección: código de conducta, política de prevención de corrupción</text:p>
      <text:p text:style-name="P7"><text:tab/>E2 Empleados: conciliación, formación, solidaridad, democracia</text:p>
      <text:p text:style-name="P7"><text:tab/>E3 Entorno especifico: contribución social, envejecimiento activo personas mayores</text:p>
      <text:p text:style-name="P7"><text:tab/>E4 Toda la sociedad: proyectos sociales unrelated a la empresa</text:p>
      <text:p text:style-name="P7"/>
      <text:p text:style-name="P7"><text:tab/></text:p>
      <text:p text:style-name="P8">Ventajas RSC</text:p>
      <text:p text:style-name="P8"><text:tab/>Aumenta valor de la empresa, valor económico a largo plazo</text:p>
      <text:p text:style-name="P8"><text:tab/>Reduce riesgo</text:p>
      <text:p text:style-name="P8"><text:tab/>Retiene clientes</text:p>
      <text:p text:style-name="P8"><text:tab/>Incrementa lealtad e imagen y reputación</text:p>
      <text:p text:style-name="P8"><text:tab/>Fondos de inversión socialmente responsable</text:p>
      <text:p text:style-name="P8"><text:tab/></text:p>
      <text:p text:style-name="P8">Gestión RSC</text:p>
      <text:p text:style-name="P8"><text:tab/>Declaraciones corporativas</text:p>
      <text:p text:style-name="P8"><text:tab/>Códigos de conducta</text:p>
      <text:p text:style-name="P8"><text:tab/>Políticas institucionales</text:p>
      <text:p text:style-name="P8"><text:tab/>Acción social</text:p>
      <text:p text:style-name="P8"><text:tab/>Informes</text:p>
      <text:p text:style-name="P8">Medición</text:p>
      <text:p text:style-name="P8"><text:tab/>ISO140000</text:p>
      <text:p text:style-name="P8"/>
      <text:p text:style-name="P8"/>
      <text:p text:style-name="P45">TEMA 4 Dirección estratégica</text:p>
      <text:p text:style-name="P9">Fines: que querría conseguir</text:p>
      <text:p text:style-name="P9"><text:tab/>Análisis DAFO</text:p>
      <text:p text:style-name="P9"><text:tab/>Análisis interno: Que soy capaz</text:p>
      <text:p text:style-name="P9"><text:tab/>Análisis externo: Que me permiten</text:p>
      <text:p text:style-name="P9">→ Objetivos: que quiero conseguir</text:p>
      <text:p text:style-name="P9">→ Estrategias: que cuando como</text:p>
      <text:p text:style-name="P9">→ Presupuesto: cuanto ganaremos, cuanto gastaremos, responsabilidades</text:p>
      <text:p text:style-name="P9">Análisis DAFO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Interno</text:p>
          </table:table-cell>
          <table:table-cell table:style-name="Table1.C1" office:value-type="string">
            <text:p text:style-name="P10">Externo</text:p>
          </table:table-cell>
        </table:table-row>
        <table:table-row>
          <table:table-cell table:style-name="Table1.A2" office:value-type="string">
            <text:p text:style-name="P10">Negativo</text:p>
          </table:table-cell>
          <table:table-cell table:style-name="Table1.A2" office:value-type="string">
            <text:p text:style-name="P10">Debilidades</text:p>
          </table:table-cell>
          <table:table-cell table:style-name="Table1.C2" office:value-type="string">
            <text:p text:style-name="P10">Amenazas</text:p>
          </table:table-cell>
        </table:table-row>
        <table:table-row>
          <table:table-cell table:style-name="Table1.A2" office:value-type="string">
            <text:p text:style-name="P10">Positivo</text:p>
          </table:table-cell>
          <table:table-cell table:style-name="Table1.A2" office:value-type="string">
            <text:p text:style-name="P10">Fortalezas</text:p>
          </table:table-cell>
          <table:table-cell table:style-name="Table1.C2" office:value-type="string">
            <text:p text:style-name="P10">Oportunidades</text:p>
          </table:table-cell>
        </table:table-row>
      </table:table>
      <text:p text:style-name="P9"/>
      <text:p text:style-name="P11">Cadena de valor</text:p>
      <text:p text:style-name="P11">- Infraestructura</text:p>
      <text:p text:style-name="P11">- Gestion RRHH</text:p>
      <text:p text:style-name="P11">- Tecnología</text:p>
      <text:p text:style-name="P11">- Aprovisionamiento</text:p>
      <text:p text:style-name="P11">- Logistica, operaciones, marketing, servicio.</text:p>
      <text:p text:style-name="P11"/>
      <text:p text:style-name="P11">Objetivos: guias que guien y coordinen acciones, motivando a los empleados</text:p>
      <text:p text:style-name="P11">comprensivos, deseables, consensuados, cuantificables, motivantes, factibles</text:p>
      <text:p text:style-name="P11"><text:tab/>Generales</text:p>
      <text:p text:style-name="P11"><text:tab/>Operativos</text:p>
      <text:p text:style-name="P11"><text:tab/>Departamentales</text:p>
      <text:p text:style-name="P11"><text:tab/>Sección</text:p>
      <text:p text:style-name="P11"><text:tab/>Individuales</text:p>
      <text:p text:style-name="P11"/>
      <text:p text:style-name="P11">Estrategias</text:p>
      <text:p text:style-name="P11"><text:tab/>Corporativa: en que negocios debería estar la empresa</text:p>
      <text:p text:style-name="P11"><text:tab/>Negocio: como debe la empresa competir en cada negocio</text:p>
      <text:p text:style-name="P11"/>
      <text:p text:style-name="P11"><text:soft-page-break/>Negoci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mbito/Ventajas</text:p>
          </table:table-cell>
          <table:table-cell table:style-name="Table2.A1" office:value-type="string">
            <text:p text:style-name="P12">Coste</text:p>
          </table:table-cell>
          <table:table-cell table:style-name="Table2.C1" office:value-type="string">
            <text:p text:style-name="P12">Producto</text:p>
          </table:table-cell>
        </table:table-row>
        <table:table-row>
          <table:table-cell table:style-name="Table2.A2" office:value-type="string">
            <text:p text:style-name="P12">Amplio</text:p>
          </table:table-cell>
          <table:table-cell table:style-name="Table2.A2" office:value-type="string">
            <text:p text:style-name="P12">Liderazgo en costes</text:p>
          </table:table-cell>
          <table:table-cell table:style-name="Table2.C2" office:value-type="string">
            <text:p text:style-name="P12">Diferenciación</text:p>
          </table:table-cell>
        </table:table-row>
        <table:table-row>
          <table:table-cell table:style-name="Table2.A2" office:value-type="string">
            <text:p text:style-name="P12">Reducido</text:p>
          </table:table-cell>
          <table:table-cell table:style-name="Table2.A2" office:value-type="string">
            <text:p text:style-name="P13">Enfoque</text:p>
          </table:table-cell>
          <table:table-cell table:style-name="Table2.C3" office:value-type="string">
            <text:p text:style-name="P12">Enfoque</text:p>
          </table:table-cell>
        </table:table-row>
      </table:table>
      <text:p text:style-name="P11"/>
      <text:p text:style-name="P11">Corporativas: hasta donde alcanza la actividad de la empresa</text:p>
      <text:p text:style-name="P11"/>
      <text:p text:style-name="P11">Estrategias de crecimiento interno: <text:span text:style-name="T3">Matriz de Ansoff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2">Mercados/Productos</text:p>
          </table:table-cell>
          <table:table-cell table:style-name="Table3.A1" office:value-type="string">
            <text:p text:style-name="P12">Existentes</text:p>
          </table:table-cell>
          <table:table-cell table:style-name="Table3.C1" office:value-type="string">
            <text:p text:style-name="P12">Nuevos</text:p>
          </table:table-cell>
        </table:table-row>
        <table:table-row>
          <table:table-cell table:style-name="Table3.A2" office:value-type="string">
            <text:p text:style-name="P12">Existentes</text:p>
          </table:table-cell>
          <table:table-cell table:style-name="Table3.A2" office:value-type="string">
            <text:p text:style-name="P12">Penetración de mercado</text:p>
          </table:table-cell>
          <table:table-cell table:style-name="Table3.C2" office:value-type="string">
            <text:p text:style-name="P12">Desarrollo de productos</text:p>
          </table:table-cell>
        </table:table-row>
        <table:table-row>
          <table:table-cell table:style-name="Table3.A2" office:value-type="string">
            <text:p text:style-name="P12">Nuevos</text:p>
          </table:table-cell>
          <table:table-cell table:style-name="Table3.A2" office:value-type="string">
            <text:p text:style-name="P12">Desarrollo de mercado</text:p>
          </table:table-cell>
          <table:table-cell table:style-name="Table3.C2" office:value-type="string">
            <text:p text:style-name="P12">Diversificación</text:p>
          </table:table-cell>
        </table:table-row>
      </table:table>
      <text:p text:style-name="P11"/>
      <text:p text:style-name="P11">Estrategias de crecimiento externo</text:p>
      <text:p text:style-name="P11"><text:tab/>Adquisiciones</text:p>
      <text:p text:style-name="P11"><text:tab/>Fusiones</text:p>
      <text:p text:style-name="P11"><text:tab/>Empresas conjuntas</text:p>
      <text:p text:style-name="P11"><text:tab/>Alianzas estratégicas</text:p>
      <text:p text:style-name="P11"><text:tab/>Cooperación</text:p>
      <text:p text:style-name="P11"/>
      <text:p text:style-name="P11">Cooperación: alcanzar economías de escala, reducir incertidumbre, acceso a nuevos mercados</text:p>
      <text:p text:style-name="P11">tipos</text:p>
      <text:p text:style-name="P11"><text:tab/>Producción</text:p>
      <text:p text:style-name="P11"><text:tab/>Marketing</text:p>
      <text:p text:style-name="P11"><text:tab/>Aprovisionamiento</text:p>
      <text:p text:style-name="P11"><text:tab/>Comercialización</text:p>
      <text:p text:style-name="P11"><text:tab/>Servicio postventa</text:p>
      <text:p text:style-name="P11"/>
      <text:p text:style-name="P11">Internacionalización</text:p>
      <text:p text:style-name="P11"><text:tab/>Exportación</text:p>
      <text:p text:style-name="P11"><text:tab/><text:tab/>Ocasional</text:p>
      <text:p text:style-name="P11"><text:tab/><text:tab/>Regular</text:p>
      <text:p text:style-name="P11"><text:tab/>Inversiones Directas</text:p>
      <text:p text:style-name="P11"><text:tab/><text:tab/>Filiales de venta</text:p>
      <text:p text:style-name="P11"><text:tab/><text:tab/>Subsidiarias de producción</text:p>
      <text:p text:style-name="P11"><text:tab/>Acuerdos contractuales</text:p>
      <text:p text:style-name="P11"><text:tab/><text:tab/>Licencias y franquicias</text:p>
      <text:p text:style-name="P11"><text:tab/><text:tab/>Consorcios, empresas conjuntas</text:p>
      <text:p text:style-name="P11"/>
      <text:p text:style-name="P44">TEMA 5 Función de organización</text:p>
      <text:p text:style-name="P14">Division de trabajo, tareas, coordinacion etc</text:p>
      <text:p text:style-name="P14"/>
      <text:p text:style-name="P14">Organigrama: representa relaciones estructura jerarquica</text:p>
      <text:p text:style-name="P14"/>
      <text:p text:style-name="P14">Estructura organizativa</text:p>
      <text:p text:style-name="P14"><text:tab/><text:tab/><text:tab/><text:tab/>Ápice estratégico</text:p>
      <text:p text:style-name="P14"><text:tab/>Tecnoestructura<text:tab/><text:tab/>Linea media<text:tab/><text:tab/>Staff de apoyo</text:p>
      <text:p text:style-name="P14"><text:tab/><text:tab/><text:tab/><text:tab/>Núcleo de operaciones</text:p>
      <text:p text:style-name="P14"/>
      <text:p text:style-name="P14">Ápice estratégico: encargado de que la org satisfaga su misión</text:p>
      <text:p text:style-name="P14">Linea media: desde bajo ápice hasta supervisores</text:p>
      <text:p text:style-name="P14">Núcleo de operaciones: operarios</text:p>
      <text:p text:style-name="P14">Staff de apoyo: servicios indirectos, limpieza seguridad etc</text:p>
      <text:p text:style-name="P14">Tecnoestructura: Expertos asesoradores en actividades normales</text:p>
      <text:p text:style-name="P14"/>
      <text:p text:style-name="P14"><text:soft-page-break/>Mecanismos de Coordinacion</text:p>
      <text:p text:style-name="P14"><text:tab/>Adaptación mutua: <text:span text:style-name="T4">entre operarios</text:span></text:p>
      <text:p text:style-name="P14"><text:tab/>Supervisión directa: <text:span text:style-name="T4">Directivo da ordenes a operarios</text:span></text:p>
      <text:p text:style-name="P14"><text:tab/>Normalización: <text:span text:style-name="T4">Analista</text:span></text:p>
      <text:p text:style-name="P14"><text:tab/><text:tab/>Procesos: <text:span text:style-name="T4">Supervisor controla muchos operarios</text:span></text:p>
      <text:p text:style-name="P14"><text:tab/><text:tab/>Resultados: <text:span text:style-name="T4">Especificación de lo que se quiere conseguir supervisado</text:span></text:p>
      <text:p text:style-name="P14"><text:tab/><text:tab/>Habilidades: <text:span text:style-name="T4">Valores, determinación de conocimientos para un puesto</text:span></text:p>
      <text:p text:style-name="P15">Organización formal vs informal</text:p>
      <text:p text:style-name="P15">Informal</text:p>
      <text:p text:style-name="P15"><text:tab/>Satisface necesidades sociales</text:p>
      <text:p text:style-name="P15"><text:tab/>Lubrican la organización formal</text:p>
      <text:p text:style-name="P15"><text:tab/><text:span text:style-name="T5">Ambiente</text:span></text:p>
      <text:p text:style-name="P15"><text:tab/><text:span text:style-name="T5">Cooperación</text:span></text:p>
      <text:p text:style-name="P15"><text:tab/></text:p>
      <text:p text:style-name="P16">Departamentalización</text:p>
      <text:p text:style-name="P16"><text:tab/>Funcional</text:p>
      <text:p text:style-name="P16"><text:tab/><text:tab/>Funciones (de empresa)</text:p>
      <text:p text:style-name="P16"><text:tab/><text:tab/>Procesos</text:p>
      <text:p text:style-name="P16"><text:tab/>Mercado</text:p>
      <text:p text:style-name="P16"><text:tab/><text:tab/>Territorios</text:p>
      <text:p text:style-name="P16"><text:tab/><text:tab/>Productos</text:p>
      <text:p text:style-name="P16"><text:tab/><text:tab/>Clientes</text:p>
      <text:p text:style-name="P16"><text:tab/>Mixta</text:p>
      <text:p text:style-name="P16"><text:tab/><text:tab/>Matricial: usually combinar funciones con productos/proyectos.</text:p>
      <text:p text:style-name="P16"><text:tab/><text:tab/>Divisional: quasiempresas, <text:span text:style-name="T6">donde la unicad central ‘invierte’ en las divisiones</text:span></text:p>
      <text:p text:style-name="P16"/>
      <text:p text:style-name="P17">Organización flexible</text:p>
      <text:p text:style-name="P17"><text:tab/>Procesos, no tareas</text:p>
      <text:p text:style-name="P17"><text:tab/>Dividir trabajo y administración en equipos multidisciplinares </text:p>
      <text:p text:style-name="P16"><text:tab/><text:span text:style-name="T6">Recompensar desempeño</text:span></text:p>
      <text:p text:style-name="P16"><text:tab/><text:span text:style-name="T6">Informar y formar empleados</text:span></text:p>
      <text:p text:style-name="P16"/>
      <text:p text:style-name="P42">TEMA 6 Producción</text:p>
      <text:p text:style-name="P18">El point de la empresa</text:p>
      <text:p text:style-name="P18">Origen: interno, externo, cooperación</text:p>
      <text:p text:style-name="P18">Objetivos: eficiencia, calidad, rapidez, flexibilidad</text:p>
      <text:p text:style-name="P18"/>
      <text:p text:style-name="P18">Adquisición de tecnología</text:p>
      <text:p text:style-name="P18"><text:tab/>Externa</text:p>
      <text:p text:style-name="P18"><text:tab/>Interna (dept I+D): ventaja: autonomía, inconveniente: inversión alto riesgo</text:p>
      <text:p text:style-name="P18"/>
      <text:p text:style-name="P18">Decisiones</text:p>
      <text:p text:style-name="P18"><text:tab/>Diseño del sistema productivo (largo plazo)</text:p>
      <text:p text:style-name="P18"><text:tab/>Planificación del sistema (corto plazo)</text:p>
      <text:p text:style-name="P18"/>
      <text:p text:style-name="P18"><text:tab/>Selección y diseño del producto</text:p>
      <text:p text:style-name="P18"><text:tab/>Selección y diseño del proceso</text:p>
      <text:p text:style-name="P18"><text:tab/>Determinación de la capacidad</text:p>
      <text:p text:style-name="P18"><text:tab/>Fijación del nivel de inventarios</text:p>
      <text:p text:style-name="P18"><text:tab/>Distribución en planta</text:p>
      <text:p text:style-name="P18"><text:tab/>Tareas y puestos</text:p>
      <text:p text:style-name="P18"><text:tab/>Calidad</text:p>
      <text:p text:style-name="P18"><text:tab/>Mantenimiento</text:p>
      <text:p text:style-name="P18"/>
      <text:p text:style-name="P19"><text:tab/><text:span text:style-name="T7">Planificación: cuanto y cuando producir (12-18 meses)</text:span></text:p>
      <text:p text:style-name="P18"/>
      <text:p text:style-name="P20">Planificación</text:p>
      <text:p text:style-name="P20"><text:soft-page-break/><text:tab/>Plan de producción</text:p>
      <text:p text:style-name="P20"><text:tab/>Control</text:p>
      <text:p text:style-name="P20"><text:tab/><text:tab/>Productividad</text:p>
      <text:p text:style-name="P20"><text:tab/><text:tab/>Analisis de costes</text:p>
      <text:p text:style-name="P18"/>
      <text:p text:style-name="P18"/>
      <text:p text:style-name="P18"/>
      <text:p text:style-name="P20">Productividad = producido / utilizado</text:p>
      <text:p text:style-name="P20">Coste total = Coste fijo + Coste variable unitario * Unidades (CT=CF+CV*uQ)</text:p>
      <text:p text:style-name="P20">Ingresos totales = Precio * Unidades (IT=P*Q)</text:p>
      <text:p text:style-name="P20">Beneficio = IT-CT (B)</text:p>
      <text:p text:style-name="P20"/>
      <text:p text:style-name="P20">Umbral de rentabilidad Q* = CF / P<text:span text:style-name="T21">v</text:span> – Cvu</text:p>
      <text:p text:style-name="P20"/>
      <text:p text:style-name="P20">Comprar o fabricar?</text:p>
      <text:p text:style-name="P20"><text:tab/>Umbral de rentabilidad: Q** = CF / Pc - <text:span text:style-name="T21">CVu</text:span></text:p>
      <text:p text:style-name="P20"><text:tab/><text:tab/>Coste fabricar: CF+CVu*Q</text:p>
      <text:p text:style-name="P20"><text:tab/><text:tab/>Coste comprar: Pc*Q</text:p>
      <text:p text:style-name="P20"><text:tab/></text:p>
      <text:p text:style-name="P20">Calidad: valor del producto es la satisfacción del usuario</text:p>
      <text:p text:style-name="P20">Coste: prevención, evaluación</text:p>
      <text:p text:style-name="P20"><text:tab/>Errores: internos, externos</text:p>
      <text:p text:style-name="P20"/>
      <text:p text:style-name="P20">Calidad norma ISO 9000</text:p>
      <text:p text:style-name="P20"/>
      <text:p text:style-name="P20">CAD CAM…</text:p>
      <text:p text:style-name="P20"/>
      <text:p text:style-name="P43">TEMA 7 Marketing</text:p>
      <text:p text:style-name="P21">Satisfacer necesidades a través del intercambio</text:p>
      <text:p text:style-name="P21">Planificar y ejecutar, concepción del producto, precio, promoción → para crear intercambios que satisfagan both parties</text:p>
      <text:p text:style-name="P21">Gestión de demanda</text:p>
      <text:p text:style-name="P21"/>
      <text:p text:style-name="P21">Filosofías </text:p>
      <text:p text:style-name="P21"><text:tab/>Orientación producción: Mucha cantidad a bajo coste</text:p>
      <text:p text:style-name="P21"><text:tab/>Enfoque producto: mejor calidad</text:p>
      <text:p text:style-name="P21"><text:tab/><text:span text:style-name="T8">Enfoque ventas: incita a la compra con politicas agresivas de venta y promoción porque si no no</text:span></text:p>
      <text:p text:style-name="P21"><text:tab/><text:span text:style-name="T8">Enfoque marketing: satisfacción de consumidor</text:span></text:p>
      <text:p text:style-name="P21"/>
      <text:p text:style-name="P22">Fases actividades dirección comercial</text:p>
      <text:p text:style-name="P22"><text:tab/>Análisis de mercado</text:p>
      <text:p text:style-name="P22"><text:tab/>Planificación: objetivos </text:p>
      <text:p text:style-name="P22"><text:tab/>Organización y ejecución: plan de marketing</text:p>
      <text:p text:style-name="P22"><text:tab/>Control: Eval Resultados</text:p>
      <text:p text:style-name="P22"/>
      <text:p text:style-name="P22">Analisis de mercado según</text:p>
      <text:p text:style-name="P22"><text:tab/>Comercializado</text:p>
      <text:p text:style-name="P22"><text:tab/>Ambito geografico</text:p>
      <text:p text:style-name="P22"><text:tab/>Tipo de compradors</text:p>
      <text:p text:style-name="P22"><text:tab/>Demografia</text:p>
      <text:p text:style-name="P22"><text:tab/>Nuevo/usado</text:p>
      <text:p text:style-name="P22"><text:tab/>Demanda (monopolio, oligopolio)</text:p>
      <text:p text:style-name="P22"><text:tab/>Cerrado/abierto</text:p>
      <text:p text:style-name="P22"/>
      <text:p text:style-name="P22">Investigación de mercado</text:p>
      <text:p text:style-name="P22"><text:tab/>Compilación y analisis de datos relacionados con el mercado</text:p>
      <text:p text:style-name="P22"><text:tab/>Fuentes: interna/externa</text:p>
      <text:p text:style-name="P22"><text:soft-page-break/><text:tab/>Fases: diseño, recopilación, analisis, interpretación de resultados</text:p>
      <text:p text:style-name="P22"><text:tab/>Criterios de segmentación: generales/especificos</text:p>
      <text:p text:style-name="P22"><text:tab/>Segmentación: indiferenciada, diferenciada, concentrada</text:p>
      <text:p text:style-name="P22"><text:tab/></text:p>
      <text:p text:style-name="P23">Marketing-mix</text:p>
      <text:p text:style-name="P23"><text:tab/>Esfuerzo comercial, nivel de gasto en politicas comerciales</text:p>
      <text:p text:style-name="P23"><text:tab/>Maximizar variables para resultados</text:p>
      <text:p text:style-name="P23"><text:tab/>4Ps</text:p>
      <text:p text:style-name="P23"><text:tab/><text:tab/>Product: brillante competitivo, superior, bonito, </text:p>
      <text:p text:style-name="P23"><text:tab/><text:tab/>Price: importante, flexible</text:p>
      <text:p text:style-name="P23"><text:tab/><text:tab/><text:tab/>Fijarción según: coste, demanda, competencia</text:p>
      <text:p text:style-name="P23"><text:tab/><text:tab/>Place/Distribución: hacer llegar producto a los clientes, canales mayorista minorista</text:p>
      <text:p text:style-name="P23"><text:tab/><text:tab/>Promotion: ofrecer incentivo a corto plazo, incremento rapido de ventas</text:p>
      <text:p text:style-name="P23"><text:tab/><text:tab/><text:tab/>relaciones publicas, publicidad (creación de necesidades, desarrollo, informar)</text:p>
      <text:p text:style-name="P23"><text:tab/><text:tab/><text:tab/>equipo de ventas (comunicación personal, flexibilidad, demostraciones...)</text:p>
      <text:p text:style-name="P23"/>
      <text:p text:style-name="P23"><text:tab/><text:tab/><text:tab/></text:p>
      <text:p text:style-name="P41">TEMA 8 Función financiera</text:p>
      <text:p text:style-name="P24">Obtención de capital y empleo de este (inversion)</text:p>
      <text:p text:style-name="P24">Activo fijo y circulante</text:p>
      <text:p text:style-name="P24">Inversión: Cambio de satisfacción inmediata</text:p>
      <text:p text:style-name="P23"><text:tab/><text:span text:style-name="T11">Condiciones: resultados superen inversión, y que la empresa puede soportar la tensión financiera</text:span></text:p>
      <text:p text:style-name="P25">Clasificación inversiones</text:p>
      <text:p text:style-name="P25"><text:tab/>Por función: renovación, expansión, modernización</text:p>
      <text:p text:style-name="P25"><text:tab/>Relación entre si: Independientes, sustitutivas, complementarias</text:p>
      <text:p text:style-name="P25"><text:tab/>Cobros y pagos: uno o varios pagos, uno o varios cobros</text:p>
      <text:p text:style-name="P25"/>
      <text:p text:style-name="P25">A: Desembolso inicial</text:p>
      <text:p text:style-name="P25">Cj: Cobro al final del año j</text:p>
      <text:p text:style-name="P25">Pj: Pago al final del año j</text:p>
      <text:p text:style-name="P25">N: Duración en años de la inversión</text:p>
      <text:p text:style-name="P25">Qj = Cj-Pj: flujo</text:p>
      <text:p text:style-name="P25"/>
      <text:p text:style-name="P25">Metodos de selección de inversiones</text:p>
      <text:p text:style-name="P27"><text:tab/>Estaticos: <text:span text:style-name="T14">no considera momento de recuperacion</text:span></text:p>
      <text:p text:style-name="P25"><text:tab/><text:tab/>Payback: <text:span text:style-name="T14">periodo de recuperación</text:span></text:p>
      <text:p text:style-name="P25"><text:tab/><text:tab/><text:tab/><text:span text:style-name="T14">fácil, pero no considera flujo después recuperación, prima liquidez</text:span></text:p>
      <text:p text:style-name="P49"><text:span text:style-name="T10"><text:tab/><text:tab/>Ratio coste-beneficio: CB = </text:span>Σ<text:span text:style-name="T11">Qj / A, &gt;1 rentable</text:span></text:p>
      <text:p text:style-name="P49"><text:tab/><text:tab/><text:tab/><text:span text:style-name="T14">no desprecia post-recuperación, depende de duración, </text:span></text:p>
      <text:p text:style-name="P25"><text:tab/><text:tab/>Ratio coste-beneficio medio anual: Cbmedio = (ΣQj/<text:span text:style-name="T12">n</text:span>) / A</text:p>
      <text:p text:style-name="P25"><text:tab/><text:tab/><text:tab/><text:span text:style-name="T14">rentabilidad independiente de vida, no considera momento de recuperacion</text:span></text:p>
      <text:p text:style-name="P25"><text:tab/>Dinamicos (consideran efecto tiempo)</text:p>
      <text:p text:style-name="P26"><text:tab/><text:tab/><text:span text:style-name="T12">Valoración de rentas en el tiempo</text:span></text:p>
      <text:p text:style-name="P26"><text:span text:style-name="T12"><text:tab/><text:tab/><text:tab/>Capitalizar: calcular valor de renta en el futuro, </text:span><text:span text:style-name="T13">k tasa de capitalización</text:span></text:p>
      <text:p text:style-name="P26"><text:tab/><text:tab/><text:tab/><text:span text:style-name="T12">Actualizar: valorar rentas futuras en un momento anterior, </text:span><text:span text:style-name="T13">k actualización o descuento</text:span></text:p>
      <text:p text:style-name="P26"><text:tab/><text:tab/>Valor Actual Neto <text:span text:style-name="T13">(actualización) </text:span>VAN <text:span text:style-name="T12">= -A + ΣQj / (1+k)^j, </text:span><text:span text:style-name="T15">mayor VAN, </text:span><text:span text:style-name="T16">absoluto</text:span></text:p>
      <text:p text:style-name="P26"><text:tab/><text:tab/><text:tab/><text:span text:style-name="T14">consideración temporal, pero especificación de tasa de descuento</text:span></text:p>
      <text:p text:style-name="P25"><text:tab/><text:tab/>Tasa Interna de Rendimiento TIR: VAN <text:span text:style-name="T12">= -A + ΣQj / (1+</text:span><text:span text:style-name="T14">r</text:span><text:span text:style-name="T12">)^j </text:span><text:span text:style-name="T14">= 0; r &gt; k </text:span><text:span text:style-name="T16">mayor r, relativo</text:span></text:p>
      <text:p text:style-name="P25"><text:tab/><text:tab/><text:tab/><text:span text:style-name="T16">consideración temporal, pero complicada de calcular, con tantas soluciones como años la mayoria sin sentido</text:span></text:p>
      <text:p text:style-name="P25"/>
      <text:p text:style-name="P28">Financiación</text:p>
      <text:p text:style-name="P28"><text:tab/>Externa: <text:span text:style-name="T17">Empréstitos, créditos, prestamos, créditos de proveedor, financiación espontánea</text:span></text:p>
      <text:p text:style-name="P28"><text:tab/>Interna: <text:span text:style-name="T17">De la propia empresa</text:span></text:p>
      <text:p text:style-name="P28"><text:tab/>Subvenciones: <text:span text:style-name="T17">Externa sin devolución</text:span></text:p>
      <text:p text:style-name="P28"><text:tab/><text:span text:style-name="T17">Coste de capital: Capitalizar</text:span></text:p>
      <text:p text:style-name="P28"><text:soft-page-break/></text:p>
      <text:p text:style-name="P29"/>
      <text:p text:style-name="P29"/>
      <text:p text:style-name="P29"/>
      <text:p text:style-name="P40">TEMA 9: Función de dirección</text:p>
      <text:p text:style-name="P29">Buena dirección depende de: conocimiento de las personas, motivación, comunicación, liderazgo</text:p>
      <text:p text:style-name="P29"/>
      <text:p text:style-name="P29">Pirámide de Maslow</text:p>
      <text:p text:style-name="P29"><text:tab/>Autorrealización: desarrollo continuo, creatividad, retos</text:p>
      <text:p text:style-name="P29"><text:tab/>Estima: autoestima, reputación, responsabilidad</text:p>
      <text:p text:style-name="P29"><text:tab/>Sociales: sentirse miembro del grupo</text:p>
      <text:p text:style-name="P29"><text:tab/>Seguridad: protección del peligro, entorno seguro</text:p>
      <text:p text:style-name="P29"><text:tab/>Fisiológicas: comer, salario justo, lugar de trabajo ok</text:p>
      <text:p text:style-name="P29"/>
      <text:p text:style-name="P29">Dos factores de Herzberg</text:p>
      <text:p text:style-name="P29"><text:tab/>Higiene: insatisfacción o no insatisfacción, extrínseco al trabajo</text:p>
      <text:p text:style-name="P29"><text:tab/>Motivadores: no satisfacción o satisfacción, intrínseco al trabajo</text:p>
      <text:p text:style-name="P29"/>
      <text:p text:style-name="P29">Expectativas de Vroom</text:p>
      <text:p text:style-name="P29"><text:tab/>Esfuerzo → resultado</text:p>
      <text:p text:style-name="P29"><text:tab/>Resultado → recompensa</text:p>
      <text:p text:style-name="P29"><text:tab/><text:span text:style-name="T18">Condiciones: la recompensa debe ser importante, debe creer que si alcanza el nivel obtendra recompensa, y debe creer que esforzarse alcanzará el nivel</text:span></text:p>
      <text:p text:style-name="P29"/>
      <text:p text:style-name="P30">Motivación intrínseca e extrínseca</text:p>
      <text:p text:style-name="P30"><text:tab/><text:span text:style-name="T19">Intrínseca: nace de uno mismo</text:span></text:p>
      <text:p text:style-name="P30"><text:tab/></text:p>
      <text:p text:style-name="P31">Comunicación: importante para fijar objetivos, recoger info para toma de decisiones…</text:p>
      <text:p text:style-name="P31"><text:tab/>Oficialidad: formal, informal</text:p>
      <text:p text:style-name="P31"><text:tab/>Dirección: horizontal, vertical, diagonal</text:p>
      <text:p text:style-name="P31"/>
      <text:p text:style-name="P31"><text:tab/>Percepción</text:p>
      <text:p text:style-name="P31"><text:tab/>Resolución de problemas</text:p>
      <text:p text:style-name="P31"><text:tab/>Comunicación no verbal</text:p>
      <text:p text:style-name="P31"><text:tab/>Comunicación interna</text:p>
      <text:p text:style-name="P31"><text:tab/><text:tab/>Reuniones &gt; mail</text:p>
      <text:p text:style-name="P31"><text:tab/></text:p>
      <text:p text:style-name="P31"/>
      <text:p text:style-name="P31">Liderazgo</text:p>
      <text:p text:style-name="P31"><text:tab/>Teoría X: autoritario, autocrático, rígido</text:p>
      <text:p text:style-name="P31"><text:tab/>Teoría Y: Participativo, democrático, dinámico</text:p>
      <text:p text:style-name="P31"><text:tab/></text:p>
      <text:p text:style-name="P31"><text:tab/>Líder carismático: visión, pasión, integridad, confianza, curiosidad, osadía</text:p>
      <text:p text:style-name="P31"><text:tab/><text:tab/>Capacidad de motivar y suscitar admiración en el trabajo</text:p>
      <text:p text:style-name="P31"/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9">TEMA 10 RRHH</text:p>
      <text:p text:style-name="P32">Organizaciones</text:p>
      <text:p text:style-name="P32"><text:tab/>Como organo decisorio</text:p>
      <text:p text:style-name="P32"><text:tab/>Como organo ejecutivo</text:p>
      <text:p text:style-name="P32"><text:tab/>Como staff de apoyo</text:p>
      <text:p text:style-name="P32"><text:tab/>En empresas dispersas geograficamente</text:p>
      <text:p text:style-name="P32"><text:tab/><text:tab/>Centralizada</text:p>
      <text:p text:style-name="P32"><text:tab/><text:tab/>Descentralizada</text:p>
      <text:p text:style-name="P32"/>
      <text:p text:style-name="P32">Funciones</text:p>
      <text:p text:style-name="P32"><text:tab/>Planificación de necesidades de personal</text:p>
      <text:p text:style-name="P32"><text:tab/>Reclutamiento</text:p>
      <text:p text:style-name="P32"><text:tab/>Integración</text:p>
      <text:p text:style-name="P32"><text:tab/>Evaluación y formación</text:p>
      <text:p text:style-name="P32"><text:tab/>Remuneración</text:p>
      <text:p text:style-name="P32"><text:tab/>Participación</text:p>
      <text:p text:style-name="P32"/>
      <text:p text:style-name="P33">Planificación de necesidades de personal</text:p>
      <text:p text:style-name="P33"><text:tab/>Contar con personas cualificadas en el espacio y momento adecuado</text:p>
      <text:p text:style-name="P33"><text:tab/>Etapas</text:p>
      <text:p text:style-name="P33"><text:tab/><text:tab/>Inventario</text:p>
      <text:p text:style-name="P33"><text:tab/><text:tab/>Previsión</text:p>
      <text:p text:style-name="P33"><text:tab/><text:tab/>Formulación</text:p>
      <text:p text:style-name="P33"><text:tab/><text:tab/></text:p>
      <text:p text:style-name="P33">Reclutamiento</text:p>
      <text:p text:style-name="P33"><text:tab/>Buscar y elegir candidatos</text:p>
      <text:p text:style-name="P33"><text:tab/>Fuentes: interna/externa</text:p>
      <text:p text:style-name="P33"><text:tab/>Proceso:</text:p>
      <text:p text:style-name="P33"><text:tab/><text:tab/>Descripción, entrevista preliminar, preselección, pruebas, entrevista de selección, valoración, entrevista final, revisión médica, decisión de selección.</text:p>
      <text:p text:style-name="P33"/>
      <text:p text:style-name="P33">Integración</text:p>
      <text:p text:style-name="P33"><text:tab/>Periodo de prueba</text:p>
      <text:p text:style-name="P33"><text:tab/>Orientación</text:p>
      <text:p text:style-name="P33"><text:tab/><text:tab/>Presentación de empresa y empleados</text:p>
      <text:p text:style-name="P33"><text:tab/><text:tab/>Informar cosas legales</text:p>
      <text:p text:style-name="P33"><text:tab/>Adiestramiento</text:p>
      <text:p text:style-name="P33"><text:tab/>Contrato definitivo</text:p>
      <text:p text:style-name="P33"><text:tab/>¿Teletrabajo?</text:p>
      <text:p text:style-name="P33"/>
      <text:p text:style-name="P33">Evaluación y formación</text:p>
      <text:p text:style-name="P33"><text:tab/>Evaluación</text:p>
      <text:p text:style-name="P33"><text:tab/><text:tab/>Medir: Calidad, cantidad, conocimiento y comportamiento</text:p>
      <text:p text:style-name="P33"><text:tab/><text:tab/>Como: Con formularios y objetivos</text:p>
      <text:p text:style-name="P33"><text:tab/>Formación</text:p>
      <text:p text:style-name="P33"><text:tab/><text:tab/>En el puesto y fuera con cursos… etc</text:p>
      <text:p text:style-name="P33"/>
      <text:p text:style-name="P33">Remuneración</text:p>
      <text:p text:style-name="P33"><text:tab/>Factores</text:p>
      <text:p text:style-name="P33"><text:tab/><text:tab/>Cualificación</text:p>
      <text:p text:style-name="P33"><text:tab/><text:tab/>Disponibilidad</text:p>
      <text:p text:style-name="P33"><text:tab/><text:tab/>Responsabilidad</text:p>
      <text:p text:style-name="P33"><text:tab/><text:tab/>Competencia</text:p>
      <text:p text:style-name="P33"><text:soft-page-break/><text:tab/>Escala salarial, puestos por importancia</text:p>
      <text:p text:style-name="P33"><text:tab/>Beneficios extrasalariales (perks)</text:p>
      <text:p text:style-name="P33"><text:tab/>Salario (base + complementos)</text:p>
      <text:p text:style-name="P33"/>
      <text:p text:style-name="P34">Participación</text:p>
      <text:p text:style-name="P34"><text:tab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Carácter/Ámbito</text:p>
          </table:table-cell>
          <table:table-cell table:style-name="Table4.A1" office:value-type="string">
            <text:p text:style-name="P35">Individual</text:p>
          </table:table-cell>
          <table:table-cell table:style-name="Table4.C1" office:value-type="string">
            <text:p text:style-name="P35">Objetivo</text:p>
          </table:table-cell>
        </table:table-row>
        <table:table-row>
          <table:table-cell table:style-name="Table4.A2" office:value-type="string">
            <text:p text:style-name="P35">Obligatorio</text:p>
          </table:table-cell>
          <table:table-cell table:style-name="Table4.A2" office:value-type="string">
            <text:p text:style-name="P35">DPO</text:p>
          </table:table-cell>
          <table:table-cell table:style-name="Table4.C2" office:value-type="string">
            <text:p text:style-name="P35">Grupos de trabajo</text:p>
          </table:table-cell>
        </table:table-row>
        <table:table-row>
          <table:table-cell table:style-name="Table4.A2" office:value-type="string">
            <text:p text:style-name="P35">Voluntario</text:p>
          </table:table-cell>
          <table:table-cell table:style-name="Table4.A2" office:value-type="string">
            <text:p text:style-name="P35">Sugerencias</text:p>
          </table:table-cell>
          <table:table-cell table:style-name="Table4.C2" office:value-type="string">
            <text:p text:style-name="P35">Círculos de calidad</text:p>
          </table:table-cell>
        </table:table-row>
      </table:table>
      <text:p text:style-name="P50">Círculos de calidad: reuniones voluntarias de resolución de problemas y reducción de costes de dept.</text:p>
      <text:p text:style-name="P33"/>
      <text:p text:style-name="P34">Contrato de trabajo</text:p>
      <text:p text:style-name="P34"><text:tab/>Acuerdo entre empleado y empresario para prestar determinados servicios a cambio de una retribución</text:p>
      <text:p text:style-name="P34"><text:tab/>Duración o indefinidos</text:p>
      <text:p text:style-name="P34"><text:tab/>Permisos y vacaciones</text:p>
      <text:p text:style-name="P34"/>
      <text:p text:style-name="P34"><text:tab/>Extinción del contrato por distintas causas</text:p>
      <text:p text:style-name="P34"/>
      <text:p text:style-name="P34">Jornada</text:p>
      <text:p text:style-name="P34"><text:tab/>Completa</text:p>
      <text:p text:style-name="P34"><text:tab/>Parcial</text:p>
      <text:p text:style-name="P34"><text:tab/>Fijo discontinuo</text:p>
      <text:p text:style-name="P34"/>
      <text:p text:style-name="P34">Tipos</text:p>
      <text:p text:style-name="P34"><text:tab/>Indefinido</text:p>
      <text:p text:style-name="P34"><text:tab/>Fomento de empleo: Temporal, relevo, practicas o formación</text:p>
      <text:p text:style-name="P34"><text:tab/>Duración determinada por producción</text:p>
      <text:p text:style-name="P34"/>
      <text:p text:style-name="P38">TEMA 11 Sistemas de información</text:p>
      <text:p text:style-name="P36">Era del conocimiento</text:p>
      <text:p text:style-name="P36"/>
      <text:p text:style-name="P36">Nuevos modelos de negocio: portales, brokers, redes sociales…</text:p>
      <text:p text:style-name="P36">Mercados amplios y eficientes</text:p>
      <text:p text:style-name="P36">Crea empleos, cambia factores de producción tradicionales</text:p>
      <text:p text:style-name="P36">Cambia estilos de vida</text:p>
      <text:p text:style-name="P36">Altera reglas competitivas, <text:span text:style-name="T20">como el tamaño</text:span></text:p>
      <text:p text:style-name="P36"/>
      <text:p text:style-name="P37">Implicaciones</text:p>
      <text:p text:style-name="P37"><text:tab/>Empresas</text:p>
      <text:p text:style-name="P37"><text:tab/><text:tab/>Desintegración vertical….</text:p>
      <text:p text:style-name="P37"><text:tab/>Personas</text:p>
      <text:p text:style-name="P37"><text:tab/><text:tab/>Formación continua….</text:p>
      <text:p text:style-name="P36"/>
      <text:p text:style-name="P37">Organización y gestión de la información para apoyar decisiones</text:p>
      <text:p text:style-name="P37"/>
      <text:p text:style-name="P37">Dato: carece de significado alone</text:p>
      <text:p text:style-name="P37">Información: Dato o conjunto de datos en un contexto con significado</text:p>
      <text:p text:style-name="P37">Comunicación: intercambio de información</text:p>
      <text:p text:style-name="P37">Conocimiento: acumulación de información entendimiento de la realidad</text:p>
      <text:p text:style-name="P37"/>
      <text:p text:style-name="P37">Actividades, cualidades</text:p>
      <text:p text:style-name="P37">Paradoja de productividad: productividad menos alta de lo esperable con tanto TI</text:p>
      <text:p text:style-name="P37"/>
      <text:p text:style-name="P37">Sistemas de información</text:p>
      <text:p text:style-name="P37"><text:tab/>Ofimática: Hojas de calculo</text:p>
      <text:p text:style-name="P37"><text:soft-page-break/><text:tab/>Comunicación personal: Mail, slack, conferencias</text:p>
      <text:p text:style-name="P36"><text:tab/><text:span text:style-name="T20">Sistemas transaccionales (TPS): ERP, CRM, transacciones diarias rutinarias</text:span></text:p>
      <text:p text:style-name="P36"/>
      <text:p text:style-name="P37">Factusol, trello, zoho</text:p>
      <text:p text:style-name="P37">SI para la gestión (MIS)</text:p>
      <text:p text:style-name="P37">Sistemas de ayuda a decisión (DSS)</text:p>
      <text:p text:style-name="P37">Sistemas expertos</text:p>
      <text:p text:style-name="P37">SI ejecutiva</text:p>
      <text:p text:style-name="P37"/>
      <text:p text:style-name="P37">ERP</text:p>
      <text:p text:style-name="P37"><text:tab/>Utilidad</text:p>
      <text:p text:style-name="P37"><text:tab/><text:tab/>Integrar SI de cada dept</text:p>
      <text:p text:style-name="P37"><text:tab/><text:tab/>Automatizar</text:p>
      <text:p text:style-name="P37"><text:tab/>Beneficios</text:p>
      <text:p text:style-name="P37"><text:tab/><text:tab/>Control<text:tab/></text:p>
      <text:p text:style-name="P37"><text:tab/><text:tab/>Eficiencia</text:p>
      <text:p text:style-name="P37"><text:tab/><text:tab/>Reducción inventarios</text:p>
      <text:p text:style-name="P37"><text:tab/><text:tab/>Time to market, servicio a clientes</text:p>
      <text:p text:style-name="P37"><text:tab/><text:tab/>Estandarizar info RRHH</text:p>
      <text:p text:style-name="P37">i.e. OpenBravo</text:p>
      <text:p text:style-name="P37"/>
      <text:p text:style-name="P37">1 etapa: Integración departamental</text:p>
      <text:p text:style-name="P37">2 etapa: Integración de clientes proveedores...</text:p>
      <text:p text:style-name="P37"/>
      <text:p text:style-name="P37">Internet: B2C</text:p>
      <text:p text:style-name="P37">Intranet: B2E</text:p>
      <text:p text:style-name="P37">Extranet: B2B</text:p>
      <text:p text:style-name="P37"/>
      <text:p text:style-name="P37">Modelos de negocio</text:p>
      <text:p text:style-name="P37"><text:tab/>Ventas</text:p>
      <text:p text:style-name="P37"><text:tab/>Alquiler</text:p>
      <text:p text:style-name="P37"><text:tab/>Subscripción</text:p>
      <text:p text:style-name="P37"><text:tab/>Intermediación</text:p>
      <text:p text:style-name="P37"/>
      <text:p text:style-name="P37">Normativa</text:p>
      <text:p text:style-name="P37"><text:tab/>Protección de datos</text:p>
      <text:p text:style-name="P37"><text:tab/>Sociedad de información y telecomunicaciones</text:p>
      <text:p text:style-name="P37"><text:tab/>Ley de Servicios de la Sociedad de la Información y el Comercio Electrónico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8:09:24.228245259</meta:creation-date>
    <dc:date>2024-01-09T21:29:32.639991045</dc:date>
    <meta:editing-duration>P10DT3H28M8S</meta:editing-duration>
    <meta:editing-cycles>41</meta:editing-cycles>
    <meta:generator>LibreOffice/7.4.7.2$Linux_X86_64 LibreOffice_project/40$Build-2</meta:generator>
    <meta:document-statistic meta:table-count="4" meta:image-count="0" meta:object-count="0" meta:page-count="11" meta:paragraph-count="506" meta:word-count="2000" meta:character-count="15713" meta:non-whitespace-character-count="13733"/>
  </office:meta>
</office:document-meta>
</file>